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7"/>
      <text:p text:style-name="P7">deal with display for roomless, guestless members</text:p>
      <text:p text:style-name="P7">images need to be attached to rooms or accounted for no existing</text:p>
      <text:p text:style-name="P9">events die? </text:p>
      <text:p text:style-name="P7"><text:tab/>Run celery worker and scheduler to check</text:p>
      <text:p text:style-name="P1"/>
      <text:p text:style-name="P1">more consistent language and display across all pages</text:p>
      <text:p text:style-name="P1">Colors and Styles</text:p>
      <text:p text:style-name="P1"/>
      <text:p text:style-name="P1">GUEST NAME REQUIRED FOR AVAIL CREATION?</text:p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1">-When editing availabilities, no date can be submitted – though nothing happens</text:p>
      <text:p text:style-name="P11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soft-page-break/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09:48:05.53</dc:date>
    <dc:creator>Trevor Pierson</dc:creator>
    <meta:editing-duration>P12DT1H21M11S</meta:editing-duration>
    <meta:editing-cycles>217</meta:editing-cycles>
    <meta:generator>OpenOffice/4.1.13$Win32 OpenOffice.org_project/4113m1$Build-9810</meta:generator>
    <meta:document-statistic meta:table-count="0" meta:image-count="0" meta:object-count="0" meta:page-count="4" meta:paragraph-count="65" meta:word-count="505" meta:character-count="3177"/>
  </office:meta>
</office:document-meta>
</file>